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85f1" officeooo:paragraph-rsid="00068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ro Henrique Dornelas Almeida</text:p>
      <text:p text:style-name="P1">18/0108140</text:p>
      <text:p text:style-name="P1"/>
      <text:p text:style-name="P1">Olá professor, boa noite, espero que esteja tudo bem com o senhor.</text:p>
      <text:p text:style-name="P1"/>
      <text:p text:style-name="P1">Eu não tenho conseguido assistir as aulas sincronamente e prestar atenção em todos os momentos, assim eu não consigo realizar as tarefas para presença. O que tem funcionado para mim é assistir às aulas gravadas novamente onde eu posso ver com calma, se eu me distrair porventura eu consigo retomar de onde eu não consegui prestar mais atenção e fazer pausas caso eu me canse. E o principal fator é que aulas de 1h50 min sem nenhuma pausa também com apresentação de slides no EAD não têm sido produtiva pra mim e também para alguns colegas que conversei.<text:line-break/><text:line-break/>Estou enviando nesta tarefa como uma maneira de feedback também da minha parte, e eu tenho tentado e me dedicado à matéria, porém estes fatores acima estão pesando bastante para a minha produtivida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8:10:33.057536074</meta:creation-date>
    <dc:date>2021-09-22T18:18:24.595377082</dc:date>
    <meta:editing-duration>PT7M51S</meta:editing-duration>
    <meta:editing-cycles>1</meta:editing-cycles>
    <meta:document-statistic meta:table-count="0" meta:image-count="0" meta:object-count="0" meta:page-count="1" meta:paragraph-count="4" meta:word-count="148" meta:character-count="862" meta:non-whitespace-character-count="717"/>
    <meta:generator>LibreOffice/6.4.7.2$Linux_X86_64 LibreOffice_project/40$Build-2</meta:generator>
  </office:meta>
</office:document-meta>
</file>